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7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8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000000" draw:marker-end="" draw:fill="solid" draw:fill-color="#ffffff" draw:textarea-vertical-align="middle"/>
    </style:style>
    <style:style style:name="gr10" style:family="graphic" style:parent-style-name="standard">
      <style:graphic-properties svg:stroke-color="#000000" draw:marker-start="" draw:marker-end="Arrow" draw:fill="solid" draw:fill-color="#ffffff" draw:textarea-vertical-align="middle"/>
    </style:style>
    <style:style style:name="gr11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00000" draw:marker-start="Arrow" draw:marker-end="" draw:fill="solid" draw:fill-color="#ffffff" draw:textarea-vertical-align="middle"/>
    </style:style>
    <style:style style:name="gr13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3.1cm"/>
    </style:style>
    <style:style style:name="gr15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fo:min-height="1.33cm" fo:min-width="5.18cm" draw:shadow-opacity="30%"/>
    </style:style>
    <style:style style:name="gr1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2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3.4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35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5.85cm" svg:height="1.75cm" svg:x="1.1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5.85cm" svg:height="2.45cm" svg:x="1.25cm" svg:y="2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2.6cm" svg:height="1.15cm" svg:x="9.95cm" svg:y="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0.95cm" svg:x="3cm" svg:y="1.55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85cm" svg:height="1.65cm" svg:x="10.3cm" svg:y="2.55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cm" svg:height="0.7cm" svg:x="6.15cm" svg:y="6.7cm">
          <text:p text:style-name="P1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0.694cm" svg:x="3.35cm" svg:y="6.85cm">
          <text:p text:style-name="P1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48cm" svg:x="5.75cm" svg:y="5.302cm">
          <text:p text:style-name="P1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3.1cm" svg:y="5.35cm">
          <text:p text:style-name="P1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0.75cm" svg:x="3.7cm" svg:y="8.1cm">
          <text:p text:style-name="P1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2.9cm" svg:y="2.75cm">
          <text:p text:style-name="P1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6cm" svg:y="1.6cm">
          <text:p text:style-name="P1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702cm" svg:y="4.102cm">
          <text:p text:style-name="P1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65cm" svg:y="2.8cm">
          <text:p text:style-name="P1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2.95cm" svg:y="4.1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65cm" svg:height="1.2cm" svg:x="14.05cm" svg:y="3.6cm">
          <text:p text:style-name="P1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6cm" svg:height="1.2cm" svg:x="12.1cm" svg:y="8.05cm">
          <text:p text:style-name="P1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2" draw:id="id2" draw:layer="layout" svg:width="3.6cm" svg:height="1.2cm" svg:x="2.5cm" svg:y="10.35cm">
          <text:p text:style-name="P1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6cm" svg:height="1.2cm" svg:x="12.05cm" svg:y="12.5cm">
          <text:p text:style-name="P1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6cm" svg:height="1.2cm" svg:x="8.45cm" svg:y="21.5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85cm" svg:height="1.65cm" svg:x="8.65cm" svg:y="12.25cm">
          <text:p text:style-name="P1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.7cm" svg:height="0.75cm" svg:x="15.4cm" svg:y="14.2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2cm" svg:height="0.95cm" svg:x="16.9cm" svg:y="15.3cm">
          <text:p text:style-name="P1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0.75cm" svg:x="17.5cm" svg:y="14.2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14.5cm" svg:y="15.7cm">
          <text:p text:style-name="P1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5cm" svg:height="0.95cm" svg:x="16.65cm" svg:y="16.4cm">
          <text:p text:style-name="P1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5cm" svg:height="0.95cm" svg:x="16.25cm" svg:y="17.55cm">
          <text:p text:style-name="P1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15cm" svg:height="0.95cm" svg:x="16.95cm" svg:y="19.8cm">
          <text:p text:style-name="P1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0.75cm" svg:x="14.3cm" svg:y="6.05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0.95cm" svg:x="14.45cm" svg:y="17.6cm">
          <text:p text:style-name="P1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17.15cm" svg:y="18.65cm">
          <text:p text:style-name="P1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0.7cm" svg:x="16.2cm" svg:y="6.15cm">
          <text:p text:style-name="P1"><text:span text:style-name="T3">p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cm" svg:height="0.95cm" svg:x="1.3cm" svg:y="12.9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4.15cm" svg:y="12.9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1.9cm" svg:height="0.5cm" svg:x="12.15cm" svg:y="19cm">
          <text:p text:style-name="P1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65cm" svg:height="1.05cm" svg:x="4.05cm" svg:y="21.55cm">
          <text:p text:style-name="P1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0.75cm" svg:x="1.6cm" svg:y="22.6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01cm" svg:height="0.699cm" svg:x="1.55cm" svg:y="21.75cm">
          <text:p text:style-name="P1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899cm" svg:height="0.95cm" svg:x="3.8cm" svg:y="22.8cm">
          <text:p text:style-name="P1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8.65cm" svg:y1="13.075cm" svg:x2="6.1cm" svg:y2="10.95cm" draw:start-shape="id1" draw:start-glue-point="5" draw:end-shape="id2" draw:end-glue-point="1" svg:d="M8650 13075h-1275v-2125h-1275" svg:viewBox="0 0 2551 2126">
          <text:p/>
        </draw:connector>
        <draw:custom-shape draw:style-name="gr4" draw:text-style-name="P4" xml:id="id9" draw:id="id9" draw:layer="layout" svg:width="1.85cm" svg:height="1.65cm" svg:x="12.95cm" svg:y="9.95cm">
          <text:p text:style-name="P1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1.225cm" svg:y1="4.2cm" svg:x2="11.25cm" svg:y2="5cm" draw:start-shape="id3" draw:start-glue-point="6" draw:end-shape="id4" draw:end-glue-point="0" svg:d="M11225 4200v401h25v399" svg:viewBox="0 0 26 801">
          <text:p/>
        </draw:connector>
        <draw:connector draw:style-name="gr10" draw:text-style-name="P1" draw:layer="layout" svg:x1="14.05cm" svg:y1="4.2cm" svg:x2="12.15cm" svg:y2="3.375cm" draw:start-shape="id5" draw:start-glue-point="3" draw:end-shape="id3" draw:end-glue-point="7" svg:d="M14050 4200h-949v-825h-951" svg:viewBox="0 0 1901 826">
          <text:p/>
        </draw:connector>
        <draw:connector draw:style-name="gr11" draw:text-style-name="P1" draw:layer="layout" svg:x1="9.575cm" svg:y1="12.25cm" svg:x2="11.25cm" svg:y2="6.15cm" draw:start-shape="id1" draw:start-glue-point="4" draw:end-shape="id4" draw:end-glue-point="2" svg:d="M9575 12250v-3050h1675v-3050" svg:viewBox="0 0 1676 6101">
          <text:p/>
        </draw:connector>
        <draw:connector draw:style-name="gr11" draw:text-style-name="P1" draw:layer="layout" draw:line-skew="0.174cm" svg:x1="10.5cm" svg:y1="13.075cm" svg:x2="12.05cm" svg:y2="13.1cm" draw:start-shape="id1" draw:start-glue-point="7" draw:end-shape="id6" draw:end-glue-point="3" svg:d="M10500 13075h950v25h600" svg:viewBox="0 0 1551 26">
          <text:p/>
        </draw:connector>
        <draw:connector draw:style-name="gr11" draw:text-style-name="P1" draw:layer="layout" svg:x1="10.3cm" svg:y1="19.45cm" svg:x2="10.25cm" svg:y2="21.5cm" draw:start-shape="id7" draw:start-glue-point="6" draw:end-shape="id8" draw:end-glue-point="0" svg:d="M10300 19450v1026h-50v1024" svg:viewBox="0 0 51 2051">
          <text:p/>
        </draw:connector>
        <draw:connector draw:style-name="gr11" draw:text-style-name="P1" draw:layer="layout" svg:x1="13.85cm" svg:y1="13.7cm" svg:x2="10.3cm" svg:y2="17.3cm" draw:start-shape="id6" draw:start-glue-point="2" draw:end-shape="id7" draw:end-glue-point="4" svg:d="M13850 13700v1800h-3550v1800" svg:viewBox="0 0 3551 3601">
          <text:p/>
        </draw:connector>
        <draw:connector draw:style-name="gr12" draw:text-style-name="P1" draw:layer="layout" svg:x1="13.875cm" svg:y1="9.95cm" svg:x2="13.9cm" svg:y2="9.25cm" draw:start-shape="id9" draw:start-glue-point="4" draw:end-shape="id10" draw:end-glue-point="2" svg:d="M13875 9950v-350h25v-350" svg:viewBox="0 0 26 701">
          <text:p/>
        </draw:connector>
        <draw:custom-shape draw:style-name="gr4" draw:text-style-name="P4" draw:layer="layout" svg:width="1.499cm" svg:height="0.701cm" svg:x="17.951cm" svg:y="6.0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3.875cm" svg:y1="11.6cm" svg:x2="13.85cm" svg:y2="12.5cm" draw:start-shape="id9" draw:start-glue-point="6" draw:end-shape="id6" draw:end-glue-point="0" svg:d="M13875 11600v451h-25v449" svg:viewBox="0 0 26 901">
          <text:p/>
        </draw:connector>
        <draw:custom-shape draw:style-name="gr4" draw:text-style-name="P6" draw:layer="layout" svg:width="1.75cm" svg:height="0.75cm" svg:x="13.65cm" svg:y="1.301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0.7cm" svg:x="15.65cm" svg:y="1.301cm">
          <text:p text:style-name="P1"><text:span text:style-name="T3">p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99cm" svg:height="0.701cm" svg:x="17.501cm" svg:y="1.401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2.7cm" svg:height="2.15cm" svg:x="8.95cm" svg:y="17.3cm">
          <text:p text:style-name="P1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curve" svg:x1="4.075cm" svg:y1="12.55cm" svg:x2="4.3cm" svg:y2="11.55cm" draw:start-shape="id11" draw:start-glue-point="0" draw:end-shape="id2" draw:end-glue-point="2" svg:d="M4075 12550c0-750 225-250 225-1000" svg:viewBox="0 0 226 1001">
          <text:p/>
        </draw:connector>
        <draw:connector draw:style-name="gr13" draw:text-style-name="P1" draw:layer="layout" draw:type="curve" svg:x1="16.3cm" svg:y1="2.55cm" svg:x2="15.875cm" svg:y2="3.6cm" draw:start-shape="id12" draw:start-glue-point="2" draw:end-shape="id5" draw:end-glue-point="0" svg:d="M16300 2550c0 789-425 264-425 1050" svg:viewBox="0 0 426 1051">
          <text:p/>
        </draw:connector>
        <draw:connector draw:style-name="gr13" draw:text-style-name="P1" draw:layer="layout" draw:type="curve" svg:x1="9.95cm" svg:y1="5.575cm" svg:x2="8.65cm" svg:y2="5.3cm" draw:start-shape="id4" draw:start-glue-point="3" draw:end-shape="id13" draw:end-glue-point="1" svg:d="M9950 5575c-973 0-324-275-1300-275" svg:viewBox="0 0 1301 276">
          <text:p/>
        </draw:connector>
        <draw:connector draw:style-name="gr13" draw:text-style-name="P1" draw:layer="layout" draw:type="curve" svg:x1="16.975cm" svg:y1="7.05cm" svg:x2="13.9cm" svg:y2="8.05cm" draw:start-shape="id14" draw:start-glue-point="2" draw:end-shape="id10" draw:end-glue-point="0" svg:d="M16975 7050c0 751-3075 252-3075 1000" svg:viewBox="0 0 3076 1001">
          <text:p/>
        </draw:connector>
        <draw:connector draw:style-name="gr13" draw:text-style-name="P1" draw:layer="layout" draw:type="curve" svg:x1="17.275cm" svg:y1="13.95cm" svg:x2="15.65cm" svg:y2="13.1cm" draw:start-shape="id15" draw:start-glue-point="0" draw:end-shape="id6" draw:end-glue-point="1" svg:d="M17275 13950c0-567-541-850-1625-850" svg:viewBox="0 0 1626 851">
          <text:p/>
        </draw:connector>
        <draw:connector draw:style-name="gr13" draw:text-style-name="P1" draw:layer="layout" draw:type="curve" svg:x1="11.65cm" svg:y1="18.375cm" svg:x2="12.15cm" svg:y2="19.25cm" draw:start-shape="id7" draw:start-glue-point="7" draw:end-shape="id16" draw:end-glue-point="6" svg:d="M11650 18375c376 0 127 875 500 875" svg:viewBox="0 0 501 876">
          <text:p/>
        </draw:connector>
        <draw:connector draw:style-name="gr13" draw:text-style-name="P1" draw:layer="layout" draw:type="curve" svg:x1="8.45cm" svg:y1="22.1cm" svg:x2="7.1cm" svg:y2="22.675cm" draw:start-shape="id8" draw:start-glue-point="3" draw:end-shape="id17" draw:end-glue-point="1" svg:d="M8450 22100c-1011 0-336 575-1350 575" svg:viewBox="0 0 1351 576">
          <text:p/>
        </draw:connector>
        <draw:custom-shape draw:style-name="gr14" draw:text-style-name="P2" xml:id="id18" draw:id="id18" draw:layer="layout" svg:width="3.6cm" svg:height="1.2cm" svg:x="3.3cm" svg:y="16.9cm">
          <text:p text:style-name="P1"><text:span text:style-name="T1">Rol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575cm" svg:y1="13.9cm" svg:x2="5.1cm" svg:y2="16.9cm" draw:start-shape="id1" draw:start-glue-point="6" draw:end-shape="id18" draw:end-glue-point="0" svg:d="M9575 13900v1501h-4475v1499" svg:viewBox="0 0 4476 3001">
          <text:p/>
        </draw:connector>
        <draw:custom-shape draw:style-name="gr15" draw:text-style-name="P1" xml:id="id19" draw:id="id19" draw:layer="layout" svg:width="5.85cm" svg:height="1.75cm" svg:x="2.1cm" svg:y="1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5cm" svg:height="0.95cm" svg:x="2.35cm" svg:y="19.1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2.5cm" svg:height="0.95cm" svg:x="5.2cm" svg:y="19.1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5.025cm" svg:y1="18.75cm" svg:x2="5.1cm" svg:y2="18.1cm" draw:start-shape="id19" draw:start-glue-point="0" draw:end-shape="id18" draw:end-glue-point="2" svg:d="M5025 18750c0-487 75-163 75-650" svg:viewBox="0 0 76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0T09:30:14.071801103</dc:date>
    <meta:editing-duration>PT5H23M43S</meta:editing-duration>
    <meta:editing-cycles>11</meta:editing-cycles>
    <meta:generator>LibreOffice/4.2.7.2$Linux_x86 LibreOffice_project/420m0$Build-2</meta:generator>
    <meta:document-statistic meta:object-count="71"/>
  </office:meta>
</office:document-meta>
</file>